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xusartusbcan</text:p>
          </table:table-cell>
          <table:table-cell/>
          <table:table-cell office:value-type="string" calcext:value-type="string">
            <text:p>From datasheet formul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c setup</text:p>
          </table:table-cell>
          <table:table-cell/>
          <table:table-cell office:value-type="string" calcext:value-type="string">
            <text:p>Section </text:p>
          </table:table-cell>
          <table:table-cell office:value-type="string" calcext:value-type="string">
            <text:p>5.3.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characteristics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Bus</text:p>
          </table:table-cell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ivider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(sampling)</text:p>
          </table:table-cell>
          <table:table-cell office:value-type="string" calcext:value-type="string">
            <text:p>C(pf)</text:p>
          </table:table-cell>
          <table:table-cell office:value-type="string" calcext:value-type="string">
            <text:p>fadc*MHz)</text:p>
          </table:table-cell>
          <table:table-cell office:value-type="string" calcext:value-type="string">
            <text:p>12bit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Sample ti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/[.E10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2]-0.05)/([.E12]*1000000*[.D12]*0.000000000001*[.F12])*0.001)" office:value-type="float" office:value="5.79040866751353" calcext:value-type="float">
            <text:p>5.79</text:p>
          </table:table-cell>
          <table:table-cell/>
          <table:table-cell table:style-name="ce3" table:formula="of:=[.C12]/[.E12]" office:value-type="float" office:value="0.285714285714286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2]" office:value-type="float" office:value="5" calcext:value-type="float">
            <text:p>5</text:p>
          </table:table-cell>
          <table:table-cell table:formula="of:=[.E12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3]-0.05)/([.E13]*1000000*[.D13]*0.000000000001*[.F13])*0.001)" office:value-type="float" office:value="29.3446134167211" calcext:value-type="float">
            <text:p>29.34</text:p>
          </table:table-cell>
          <table:table-cell/>
          <table:table-cell table:style-name="ce3" table:formula="of:=[.C13]/[.E13]" office:value-type="float" office:value="1.42857142857143" calcext:value-type="float">
            <text:p>1.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3]" office:value-type="float" office:value="5" calcext:value-type="float">
            <text:p>5</text:p>
          </table:table-cell>
          <table:table-cell table:formula="of:=[.E13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4]-0.05)/([.E14]*1000000*[.D14]*0.000000000001*[.F14])*0.001)" office:value-type="float" office:value="54.8616685616959" calcext:value-type="float">
            <text:p>54.86</text:p>
          </table:table-cell>
          <table:table-cell/>
          <table:table-cell table:style-name="ce3" table:formula="of:=[.C14]/[.E14]" office:value-type="float" office:value="2.66666666666667" calcext:value-type="float">
            <text:p>2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D14]" office:value-type="float" office:value="5" calcext:value-type="float">
            <text:p>5</text:p>
          </table:table-cell>
          <table:table-cell table:formula="of:=[.E14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5]-0.05)/([.E15]*1000000*[.D15]*0.000000000001*[.F15])*0.001)" office:value-type="float" office:value="109.82147964318" calcext:value-type="float">
            <text:p>109.82</text:p>
          </table:table-cell>
          <table:table-cell/>
          <table:table-cell table:style-name="ce3" table:formula="of:=[.C15]/[.E15]" office:value-type="float" office:value="5.33333333333333" calcext:value-type="float">
            <text:p>5.3</text:p>
          </table:table-cell>
          <table:table-cell table:number-columns-repeated="4"/>
          <table:table-cell office:value-type="string" calcext:value-type="string">
            <text:p>cts/vol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15]" office:value-type="float" office:value="5" calcext:value-type="float">
            <text:p>5</text:p>
          </table:table-cell>
          <table:table-cell table:formula="of:=[.E15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6]-0.05)/([.E16]*1000000*[.D16]*0.000000000001*[.F16])*0.001)" office:value-type="float" office:value="164.781290724665" calcext:value-type="float">
            <text:p>164.78</text:p>
          </table:table-cell>
          <table:table-cell/>
          <table:table-cell table:style-name="ce3" table:formula="of:=[.C16]/[.E16]" office:value-type="float" office:value="8" calcext:value-type="float">
            <text:p>8.0</text:p>
          </table:table-cell>
          <table:table-cell table:number-columns-repeated="4"/>
          <table:table-cell table:formula="of:=4095/5" office:value-type="float" office:value="819" calcext:value-type="float">
            <text:p>819</text:p>
          </table:table-cell>
          <table:table-cell office:value-type="float" office:value="2.5" calcext:value-type="float">
            <text:p>2.5</text:p>
          </table:table-cell>
          <table:table-cell table:formula="of:=[.O16]*[.N16]" office:value-type="float" office:value="2047.5" calcext:value-type="float">
            <text:p>2047.5</text:p>
          </table:table-cell>
          <table:table-cell table:formula="of:=[.O16]*[.N16]" office:value-type="float" office:value="2047.5" calcext:value-type="float">
            <text:p>204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D16]" office:value-type="float" office:value="5" calcext:value-type="float">
            <text:p>5</text:p>
          </table:table-cell>
          <table:table-cell table:formula="of:=[.E16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7]-0.05)/([.E17]*1000000*[.D17]*0.000000000001*[.F17])*0.001)" office:value-type="float" office:value="219.741101806149" calcext:value-type="float">
            <text:p>219.74</text:p>
          </table:table-cell>
          <table:table-cell/>
          <table:table-cell table:style-name="ce3" table:formula="of:=[.C17]/[.E17]" office:value-type="float" office:value="10.6666666666667" calcext:value-type="float">
            <text:p>10.7</text:p>
          </table:table-cell>
          <table:table-cell table:number-columns-repeated="5"/>
          <table:table-cell office:value-type="float" office:value="2047" calcext:value-type="float">
            <text:p>2047</text:p>
          </table:table-cell>
          <table:table-cell table:formula="of:=[.O17]*(4.5/5)" office:value-type="float" office:value="1842.3" calcext:value-type="float">
            <text:p>1842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17]" office:value-type="float" office:value="5" calcext:value-type="float">
            <text:p>5</text:p>
          </table:table-cell>
          <table:table-cell table:formula="of:=[.E17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8]-0.05)/([.E18]*1000000*[.D18]*0.000000000001*[.F18])*0.001)" office:value-type="float" office:value="282.552314470702" calcext:value-type="float">
            <text:p>282.55</text:p>
          </table:table-cell>
          <table:table-cell/>
          <table:table-cell table:style-name="ce3" table:formula="of:=[.C18]/[.E18]" office:value-type="float" office:value="13.7142857142857" calcext:value-type="float">
            <text:p>13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ynamometer</text:p>
          </table:table-cell>
          <table:table-cell office:value-type="float" office:value="480" calcext:value-type="float">
            <text:p>480</text:p>
          </table:table-cell>
          <table:table-cell table:formula="of:=[.D18]" office:value-type="float" office:value="5" calcext:value-type="float">
            <text:p>5</text:p>
          </table:table-cell>
          <table:table-cell table:formula="of:=[.E18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9]-0.05)/([.E19]*1000000*[.D19]*0.000000000001*[.F19])*0.001)" office:value-type="float" office:value="942.070047448514" calcext:value-type="float">
            <text:p>942.07</text:p>
          </table:table-cell>
          <table:table-cell/>
          <table:table-cell table:style-name="ce3" table:formula="of:=[.C19]/[.E19]" office:value-type="float" office:value="45.7142857142857" calcext:value-type="float">
            <text:p>45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'MX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date" office:date-value="2019-03-15" calcext:value-type="date">
            <text:p>03/15/19</text:p>
          </table:table-cell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Sample cycles</text:p>
          </table:table-cell>
          <table:table-cell office:value-type="string" calcext:value-type="string">
            <text:p>conv (us)</text:p>
          </table:table-cell>
          <table:table-cell table:number-columns-repeated="4"/>
          <table:table-cell office:value-type="string" calcext:value-type="string">
            <text:p>Offset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Sensor amps</text:p>
          </table:table-cell>
          <table:table-cell office:value-type="string" calcext:value-type="string">
            <text:p>sc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IN1</text:p>
          </table:table-cell>
          <table:table-cell office:value-type="float" office:value="1" calcext:value-type="float">
            <text:p>1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2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spare</text:p>
          </table:table-cell>
          <table:table-cell table:number-columns-repeated="2"/>
          <table:table-cell office:value-type="string" calcext:value-type="string">
            <text:p>ADC cts</text:p>
          </table:table-cell>
          <table:table-cell table:number-columns-repeated="2"/>
          <table:table-cell office:value-type="string" calcext:value-type="string">
            <text:p>am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IN5</text:p>
          </table:table-cell>
          <table:table-cell office:value-type="float" office:value="2" calcext:value-type="float">
            <text:p>2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3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Total battery current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200" calcext:value-type="float">
            <text:p>200</text:p>
          </table:table-cell>
          <table:table-cell table:style-name="ce4" table:formula="of:=200/1842" office:value-type="float" office:value="0.1085776330076" calcext:value-type="float">
            <text:p>0.1086</text:p>
          </table:table-cell>
          <table:table-cell table:style-name="ce3"/>
          <table:table-cell office:value-type="string" calcext:value-type="string">
            <text:p>ACS770ECB-200B-PFF-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6</text:p>
          </table:table-cell>
          <table:table-cell office:value-type="string" calcext:value-type="string">
            <text:p>IN6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4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urrent #1 motor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600" calcext:value-type="float">
            <text:p>600</text:p>
          </table:table-cell>
          <table:table-cell table:style-name="ce4" table:formula="of:=600/1842" office:value-type="float" office:value="0.325732899022801" calcext:value-type="float">
            <text:p>0.3257</text:p>
          </table:table-cell>
          <table:table-cell table:style-name="ce3"/>
          <table:table-cell office:value-type="string" calcext:value-type="string">
            <text:p>L01Z600S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IN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(12+[.F25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urrent #2 motor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400" calcext:value-type="float">
            <text:p>400</text:p>
          </table:table-cell>
          <table:table-cell table:style-name="ce4" table:formula="of:=400/1842" office:value-type="float" office:value="0.217155266015201" calcext:value-type="float">
            <text:p>0.2172</text:p>
          </table:table-cell>
          <table:table-cell table:style-name="ce3"/>
          <table:table-cell office:value-type="string" calcext:value-type="string">
            <text:p>L01Z400S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B0</text:p>
          </table:table-cell>
          <table:table-cell office:value-type="string" calcext:value-type="string">
            <text:p>IN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(12+[.F26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Speed control po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C1</text:p>
          </table:table-cell>
          <table:table-cell office:value-type="string" calcext:value-type="string">
            <text:p>IN1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(12+[.F27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ontrol level (Hall sensor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office:value-type="string" calcext:value-type="string">
            <text:p>IN1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(12+[.F28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+12 volt supply ra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1.8/(1.8+10)" office:value-type="float" office:value="0.152542372881356" calcext:value-type="float">
            <text:p>0.1525423729</text:p>
          </table:table-cell>
          <table:table-cell table:formula="of:=2.9/[.M28]" office:value-type="float" office:value="19.0111111111111" calcext:value-type="float">
            <text:p>19.01111111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office:value-type="string" calcext:value-type="string">
            <text:p>IN1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(12+[.F29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+5 sensor supply volta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4.7/(4.7+3.9)" office:value-type="float" office:value="0.546511627906977" calcext:value-type="float">
            <text:p>0.5465116279</text:p>
          </table:table-cell>
          <table:table-cell table:formula="of:=2.9/[.M29]" office:value-type="float" office:value="5.3063829787234" calcext:value-type="float">
            <text:p>5.30638297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</text:p>
          </table:table-cell>
          <table:table-cell office:value-type="float" office:value="9" calcext:value-type="float">
            <text:p>9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30])*(1/[.E$12])" office:value-type="float" office:value="46.8571428571429" calcext:value-type="float">
            <text:p>46.8571428571</text:p>
          </table:table-cell>
          <table:table-cell/>
          <table:table-cell office:value-type="string" calcext:value-type="string">
            <text:p>Internal temperature senso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ref</text:p>
          </table:table-cell>
          <table:table-cell office:value-type="float" office:value="10" calcext:value-type="float">
            <text:p>10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31])*(1/[.E$12])" office:value-type="float" office:value="46.8571428571429" calcext:value-type="float">
            <text:p>46.8571428571</text:p>
          </table:table-cell>
          <table:table-cell/>
          <table:table-cell office:value-type="string" calcext:value-type="string">
            <text:p>Internal voltage reference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otal size</text:p>
          </table:table-cell>
          <table:table-cell table:formula="of:=[.E31]*[.G33]*2" office:value-type="float" office:value="320" calcext:value-type="float">
            <text:p>32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Time per seq</text:p>
          </table:table-cell>
          <table:table-cell table:formula="of:=SUM([.G22:.G31])" office:value-type="float" office:value="145.52380952381" calcext:value-type="float">
            <text:p>145.52380952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table:formula="of:=[.G33]" office:value-type="float" office:value="16" calcext:value-type="float">
            <text:p>16</text:p>
          </table:table-cell>
          <table:table-cell office:value-type="string" calcext:value-type="string">
            <text:p>Per ½ dma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er dma</text:p>
          </table:table-cell>
          <table:table-cell table:formula="of:=[.G37]*[.G36]" office:value-type="float" office:value="2328.38095238095" calcext:value-type="float">
            <text:p>2328.380952381</text:p>
          </table:table-cell>
          <table:table-cell table:formula="of:=[.G38]/2" office:value-type="float" office:value="1164.19047619048" calcext:value-type="float">
            <text:p>1164.190476190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 style:data-style-name="N2" text:time-value="22:43:59.867233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25:51.742827967</meta:creation-date>
    <dc:date>2019-03-15T21:51:59.073082495</dc:date>
    <meta:editing-duration>PT8H23M53S</meta:editing-duration>
    <meta:editing-cycles>10</meta:editing-cycles>
    <meta:generator>LibreOffice/5.1.6.2$Linux_X86_64 LibreOffice_project/10m0$Build-2</meta:generator>
    <meta:document-statistic meta:table-count="1" meta:cell-count="178" meta:object-count="0"/>
  </office:meta>
</office:document-meta>
</file>